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2000001CE7D74FED0.png" manifest:media-type="image/png"/>
  <manifest:file-entry manifest:full-path="Pictures/10000201000002D2000001CE8964DEF8.png" manifest:media-type="image/png"/>
  <manifest:file-entry manifest:full-path="Pictures/10000201000002D2000001CE97790FA4.png" manifest:media-type="image/png"/>
  <manifest:file-entry manifest:full-path="Pictures/10000201000002D2000001CE3DFBD7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704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714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968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913cm" svg:height="16.795cm" svg:x="0.803cm" svg:y="1.493cm">
          <draw:image xlink:href="Pictures/10000201000002D2000001CE3DFBD7EB.png" xlink:type="simple" xlink:show="embed" xlink:actuate="onLoad">
            <text:p/>
          </draw:image>
        </draw:frame>
        <draw:frame draw:style-name="gr2" draw:text-style-name="P1" draw:layer="layout" svg:width="12.954cm" svg:height="16.866cm" svg:x="14.478cm" svg:y="1.27cm">
          <draw:image xlink:href="Pictures/10000201000002D2000001CE8964DE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" draw:layer="layout" svg:width="13.452cm" svg:height="18.001cm" svg:x="0.274cm" svg:y="1.272cm">
          <draw:image xlink:href="Pictures/10000201000002D2000001CE97790FA4.png" xlink:type="simple" xlink:show="embed" xlink:actuate="onLoad">
            <text:p/>
          </draw:image>
        </draw:frame>
        <draw:frame draw:style-name="gr4" draw:text-style-name="P1" draw:layer="layout" svg:width="13.452cm" svg:height="18.001cm" svg:x="14.234cm" svg:y="1.303cm">
          <draw:image xlink:href="Pictures/10000201000002D2000001CE7D74FE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15:49:26.541512671</meta:creation-date>
    <dc:date>2016-05-24T16:06:05.450072456</dc:date>
    <meta:editing-duration>PT1M28S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